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Monospace" svg:font-family="Monospace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a52e"/>
    </style:style>
    <style:style style:name="P2" style:family="paragraph" style:parent-style-name="Standard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officeooo:rsid="001e348c" officeooo:paragraph-rsid="001e348c" fo:background-color="#ffffff" style:font-weight-asian="normal" style:font-weight-complex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officeooo:rsid="001da52e" officeooo:paragraph-rsid="001da52e" fo:background-color="#ffffff" style:font-weight-asian="normal" style:font-weight-complex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officeooo:rsid="001e348c" officeooo:paragraph-rsid="001e348c" fo:background-color="#ffffff" style:font-weight-asian="normal" style:font-weight-complex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officeooo:rsid="001fbc81" officeooo:paragraph-rsid="001fbc81" fo:background-color="#ffffff" style:font-weight-asian="normal" style:font-weight-complex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bold" officeooo:rsid="001da52e" officeooo:paragraph-rsid="001da52e" fo:background-color="#ffffff" style:font-weight-asian="bold" style:font-weight-complex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officeooo:paragraph-rsid="001e348c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weight="normal" officeooo:rsid="002161c8" officeooo:paragraph-rsid="002161c8" style:font-weight-asian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14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16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8" style:family="paragraph" style:parent-style-name="Text_20_body" style:list-style-name="L4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20" style:family="paragraph" style:parent-style-name="Text_20_body" style:list-style-name="L4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</style:style>
    <style:style style:name="P21" style:family="paragraph" style:parent-style-name="Text_20_body" style:list-style-name="L4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22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officeooo:rsid="002161c8" officeooo:paragraph-rsid="002161c8" fo:background-color="#ffffff" style:font-weight-asian="normal" style:font-weight-complex="normal" loext:padding="0in" loext:border="none"/>
    </style:style>
    <style:style style:name="P23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bold" officeooo:rsid="001e348c" officeooo:paragraph-rsid="002161c8" fo:background-color="#ffffff" style:font-weight-asian="bold" style:font-weight-complex="bold" loext:padding="0in" loext:border="none"/>
    </style:style>
    <style:style style:name="P24" style:family="paragraph" style:parent-style-name="Text_20_body" style:list-style-name="L3">
      <style:paragraph-properties fo:margin-top="0in" fo:margin-bottom="0.1665in" loext:contextual-spacing="false" fo:line-height="160%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bold" fo:background-color="#ffffff" loext:char-shading-value="0" loext:padding="0in" loext:border="none"/>
    </style:style>
    <style:style style:name="T3" style:family="text">
      <style:text-properties fo:font-variant="normal" fo:text-transform="none" fo:color="#4d4d4d" style:font-name="Roboto" fo:font-size="12pt" fo:letter-spacing="normal" fo:font-style="normal" fo:font-weight="bold" officeooo:rsid="001da52e" fo:background-color="#ffffff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4d4d4d" style:font-name="Roboto" fo:font-size="12pt" fo:letter-spacing="normal" fo:font-style="normal" fo:font-weight="bold" officeooo:rsid="001e348c" fo:background-color="#ffffff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4d4d4d" style:font-name="Roboto" fo:font-size="12pt" fo:letter-spacing="normal" fo:font-style="normal" fo:font-weight="bold" officeooo:rsid="001fbc81" fo:background-color="#ffffff" loext:char-shading-value="0" style:font-weight-asian="bold" style:font-weight-complex="bold" loext:padding="0in" loext:border="none"/>
    </style:style>
    <style:style style:name="T6" style:family="text">
      <style:text-properties fo:font-variant="normal" fo:text-transform="none" fo:color="#4d4d4d" style:font-name="Roboto" fo:font-size="12pt" fo:letter-spacing="normal" fo:font-style="normal" officeooo:rsid="001e348c" fo:background-color="#ffffff" loext:char-shading-value="0" loext:padding="0in" loext:border="none"/>
    </style:style>
    <style:style style:name="T7" style:family="text">
      <style:text-properties fo:font-variant="normal" fo:text-transform="none" fo:color="#4d4d4d" style:font-name="Roboto" fo:font-size="12pt" fo:letter-spacing="normal" fo:font-style="normal" fo:background-color="#ffffff" loext:char-shading-value="0" loext:padding="0in" loext:border="none"/>
    </style:style>
    <style:style style:name="T8" style:family="text">
      <style:text-properties fo:font-variant="normal" fo:text-transform="none" fo:color="#4d4d4d" style:font-name="Consolas" fo:font-size="9.75pt" fo:letter-spacing="normal" fo:font-style="normal" fo:font-weight="normal" fo:background-color="#ffffff" loext:char-shading-value="0" loext:padding="0in" loext:border="none"/>
    </style:style>
    <style:style style:name="T9" style:family="text">
      <style:text-properties fo:font-variant="normal" fo:text-transform="none" fo:color="#4d4d4d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officeooo:rsid="001e348c"/>
    </style:style>
    <style:style style:name="T11" style:family="text">
      <style:text-properties fo:color="#7f0055" style:font-name="Monospace1" fo:font-size="10pt" fo:font-weight="bold" fo:background-color="#e8f2fe" loext:char-shading-value="0" style:font-size-asian="10pt" style:font-weight-asian="bold"/>
    </style:style>
    <style:style style:name="T12" style:family="text">
      <style:text-properties fo:color="#000000" style:font-name="Monospace1" fo:font-size="10pt" fo:background-color="#e8f2fe" loext:char-shading-value="0" style:font-size-asian="10pt"/>
    </style:style>
    <style:style style:name="T13" style:family="text">
      <style:text-properties fo:color="#6a3e3e" style:font-name="Monospace1" fo:font-size="10pt" fo:background-color="#e8f2fe" loext:char-shading-value="0" style:font-size-asian="10pt"/>
    </style:style>
    <style:style style:name="T14" style:family="text">
      <style:text-properties officeooo:rsid="001fbc8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blem</text:p>
      <text:p text:style-name="P3">Calculate the number of days between two given dates, where each date is represented with three integers: day, year and month.</text:p>
      <text:p text:style-name="P3">It is guaranteed that the given time interval is valid, i.e. the second date is after the first date in the calendar or coincides with it.</text:p>
      <text:p text:style-name="P11"><text:span text:style-name="T1">It is also guaranteed that the dates are valid, i.e. for </text:span><text:span text:style-name="Source_20_Text"><text:span text:style-name="T8">X</text:span></text:span><text:span text:style-name="T1"> in </text:span><text:span text:style-name="Source_20_Text"><text:span text:style-name="T8">[1, 2]</text:span></text:span><text:span text:style-name="T1">:</text:span></text:p>
      <text:p text:style-name="P13"><text:span text:style-name="Source_20_Text"><text:span text:style-name="T9">1 ≤ monthX ≤ 12,</text:span></text:span></text:p>
      <text:p text:style-name="P14"><text:span text:style-name="Source_20_Text"><text:span text:style-name="T9">1 ≤ dayX ≤ 31,</text:span></text:span></text:p>
      <text:p text:style-name="P14"><text:span text:style-name="Source_20_Text"><text:span text:style-name="T9">1 ≤ dayX ≤ 30 for monthX in [2, 4, 6, 9, 11],</text:span></text:span></text:p>
      <text:p text:style-name="P14"><text:span text:style-name="Source_20_Text"><text:span text:style-name="T9">1 ≤ dayX ≤ 29 for monthX = 2,</text:span></text:span></text:p>
      <text:p text:style-name="P14"><text:span text:style-name="Source_20_Text"><text:span text:style-name="T9">1 ≤ dayX ≤ 28 for monthX = 2 if yearX is not a leap-year</text:span></text:span></text:p>
      <text:p text:style-name="P11"><text:span text:style-name="T1">Note, that </text:span><text:span text:style-name="Source_20_Text"><text:span text:style-name="T8">year1</text:span></text:span><text:span text:style-name="T1"> and </text:span><text:span text:style-name="Source_20_Text"><text:span text:style-name="T8">year2</text:span></text:span><text:span text:style-name="T1"> can be negative.</text:span></text:p>
      <text:p text:style-name="P15"/>
      <text:p text:style-name="P8"><text:span text:style-name="Strong_20_Emphasis"><text:span text:style-name="T2">Example</text:span></text:span></text:p>
      <text:list xml:id="list7790378852671174577" text:style-name="L1">
        <text:list-item>
          <text:p text:style-name="P16"><text:span text:style-name="T1">For </text:span><text:span text:style-name="Source_20_Text"><text:span text:style-name="T8">day1 = 1</text:span></text:span><text:span text:style-name="T1">, </text:span><text:span text:style-name="Source_20_Text"><text:span text:style-name="T8">month1 = 1</text:span></text:span><text:span text:style-name="T1">, </text:span><text:span text:style-name="Source_20_Text"><text:span text:style-name="T8">year1 = 1</text:span></text:span><text:span text:style-name="T1"> and<text:line-break/></text:span><text:span text:style-name="Source_20_Text"><text:span text:style-name="T8">day2 = 12</text:span></text:span><text:span text:style-name="T1">, </text:span><text:span text:style-name="Source_20_Text"><text:span text:style-name="T8">month2 = 2</text:span></text:span><text:span text:style-name="T1">, </text:span><text:span text:style-name="Source_20_Text"><text:span text:style-name="T8">year2 = 1</text:span></text:span><text:span text:style-name="T1">,<text:line-break/>the output should be:<text:line-break/></text:span><text:span text:style-name="Source_20_Text"><text:span text:style-name="T8">uShouldDate(day1, month1, year1, day2, month2, year2) = 42</text:span></text:span><text:span text:style-name="T1">.</text:span></text:p>
        </text:list-item>
      </text:list>
      <text:list xml:id="list2593827161551460467" text:style-name="L2">
        <text:list-item>
          <text:p text:style-name="P17"><text:span text:style-name="T1">For </text:span><text:span text:style-name="Source_20_Text"><text:span text:style-name="T8">day1 = 1</text:span></text:span><text:span text:style-name="T1">, </text:span><text:span text:style-name="Source_20_Text"><text:span text:style-name="T8">month1 = 3</text:span></text:span><text:span text:style-name="T1">, </text:span><text:span text:style-name="Source_20_Text"><text:span text:style-name="T8">year1 = 3</text:span></text:span><text:span text:style-name="T1"> and<text:line-break/></text:span><text:span text:style-name="Source_20_Text"><text:span text:style-name="T8">day2 = 28</text:span></text:span><text:span text:style-name="T1">, </text:span><text:span text:style-name="Source_20_Text"><text:span text:style-name="T8">month2 = 10</text:span></text:span><text:span text:style-name="T1">, </text:span><text:span text:style-name="Source_20_Text"><text:span text:style-name="T8">year2 = 6</text:span></text:span><text:span text:style-name="T1">,<text:line-break/>the output should be:<text:line-break/></text:span><text:span text:style-name="Source_20_Text"><text:span text:style-name="T8">uShouldDate(day1, month1, year1, day2, month2, year2) = 1337</text:span></text:span><text:span text:style-name="T1">.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oft-page-break/><text:span text:style-name="Strong_20_Emphasis"><text:span text:style-name="T2">Input/Output</text:span></text:span></text:p>
      <text:list xml:id="list8901121503829772306" text:style-name="L3">
        <text:list-item>
          <text:p text:style-name="P24"><text:span text:style-name="Strong_20_Emphasis"><text:span text:style-name="T2">[time limit] 3000ms (java)</text:span></text:span></text:p>
        </text:list-item>
      </text:list>
      <text:list xml:id="list8720913753529025595" text:style-name="L4">
        <text:list-item>
          <text:p text:style-name="P20"><text:span text:style-name="Strong_20_Emphasis"><text:span text:style-name="T2">[input] integer day1</text:span></text:span></text:p>
          <text:p text:style-name="P21">A valid day of the first date.</text:p>
        </text:list-item>
        <text:list-item>
          <text:p text:style-name="P20"><text:span text:style-name="Strong_20_Emphasis"><text:span text:style-name="T2">[input] integer month1</text:span></text:span></text:p>
          <text:p text:style-name="P21">A valid month of the first date.</text:p>
        </text:list-item>
        <text:list-item>
          <text:p text:style-name="P20"><text:span text:style-name="Strong_20_Emphasis"><text:span text:style-name="T2">[input] integer year1</text:span></text:span></text:p>
          <text:p text:style-name="P21">A valid year of the first date.</text:p>
          <text:p text:style-name="P18"><text:span text:style-name="Emphasis"><text:span text:style-name="T1">Constraints:</text:span></text:span><text:span text:style-name="T1"><text:line-break/></text:span><text:span text:style-name="Source_20_Text"><text:span text:style-name="T8">-104 ≤ year1 ≤ year2</text:span></text:span><text:span text:style-name="T1">.</text:span></text:p>
        </text:list-item>
        <text:list-item>
          <text:p text:style-name="P20"><text:span text:style-name="Strong_20_Emphasis"><text:span text:style-name="T2">[input] integer day2</text:span></text:span></text:p>
          <text:p text:style-name="P21">A valid day of the second date.</text:p>
        </text:list-item>
        <text:list-item>
          <text:p text:style-name="P20"><text:span text:style-name="Strong_20_Emphasis"><text:span text:style-name="T2">[input] integer month2</text:span></text:span></text:p>
          <text:p text:style-name="P21">A valid month of the second date.</text:p>
        </text:list-item>
        <text:list-item>
          <text:p text:style-name="P20"><text:span text:style-name="Strong_20_Emphasis"><text:span text:style-name="T2">[input] integer year2</text:span></text:span></text:p>
          <text:p text:style-name="P21">A valid year of the second date.</text:p>
          <text:p text:style-name="P18"><text:span text:style-name="Emphasis"><text:span text:style-name="T1">Constraints:</text:span></text:span><text:span text:style-name="T1"><text:line-break/></text:span><text:span text:style-name="Source_20_Text"><text:span text:style-name="T8">year1 ≤ year2 ≤ 3 · 106</text:span></text:span><text:span text:style-name="T1">.</text:span></text:p>
        </text:list-item>
        <text:list-item>
          <text:p text:style-name="P20"><text:span text:style-name="Strong_20_Emphasis"><text:span text:style-name="T2">[output] integer</text:span></text:span></text:p>
          <text:p text:style-name="P18"><text:span text:style-name="T1">The number of days between </text:span><text:span text:style-name="Source_20_Text"><text:span text:style-name="T8">day1/month1/year1</text:span></text:span><text:span text:style-name="T1"> and </text:span><text:span text:style-name="Source_20_Text"><text:span text:style-name="T8">day2/month2/year2</text:span></text:span><text:span text:style-name="T1">.</text:span></text:p>
        </text:list-item>
      </text:list>
      <text:p text:style-name="P12"/>
      <text:p text:style-name="Standard"><text:soft-page-break/></text:p>
      <text:p text:style-name="Standard"/>
      <text:p text:style-name="P9"><text:span text:style-name="T3">Solution </text:span><text:span text:style-name="T4">1</text:span><text:span text:style-name="T3">: <text:s/></text:span><text:span text:style-name="T4">Java </text:span><text:span text:style-name="T5">LocalDateTime class</text:span></text:p>
      <text:p text:style-name="P10"><text:span text:style-name="T6">U</text:span><text:span text:style-name="T7">se the LocalDateTime class in Java and create 2 instances using the 2 provided dates.</text:span></text:p>
      <text:p text:style-name="P22">Use the method “until” of that class to get the difference in days.</text:p>
      <text:p text:style-name="P23"/>
      <text:p text:style-name="Standard"/>
      <text:p text:style-name="P7">Solution <text:span text:style-name="T10">2</text:span>: <text:span text:style-name="T10">Algorithmic solution</text:span></text:p>
      <text:p text:style-name="P4">Consider 3 cases:</text:p>
      <text:p text:style-name="P4"/>
      <text:p text:style-name="P4">1- Dates have the same year and same month</text:p>
      <text:p text:style-name="P4">In this case return the difference between day2 and day1</text:p>
      <text:p text:style-name="P4"/>
      <text:p text:style-name="P4">2.- Dates have the same year but different months</text:p>
      <text:p text:style-name="P5">In this case return the difference between total days that have passed until month2/day2 and the days that have passed until month1/day1 in that year</text:p>
      <text:p text:style-name="P5">For this I made a helper method:</text:p>
      <text:p text:style-name="P2"><text:span text:style-name="T11">int</text:span><text:span text:style-name="T12"> getDaysOfYear(</text:span><text:span text:style-name="T11">int</text:span><text:span text:style-name="T12"> </text:span><text:span text:style-name="T13">year</text:span><text:span text:style-name="T12">, </text:span><text:span text:style-name="T11">int</text:span><text:span text:style-name="T12"> </text:span><text:span text:style-name="T13">month</text:span><text:span text:style-name="T12">, </text:span><text:span text:style-name="T11">int</text:span><text:span text:style-name="T12"> </text:span><text:span text:style-name="T13">day</text:span><text:span text:style-name="T12">)</text:span></text:p>
      <text:p text:style-name="P5">which returns the number of days that have passed from January 1 of that year until month/day of that year</text:p>
      <text:p text:style-name="P5"/>
      <text:p text:style-name="P5">And it considers Leap Years using a helper method:</text:p>
      <text:p text:style-name="P2"><text:soft-page-break/><text:span text:style-name="T11">boolean</text:span><text:span text:style-name="T12"> isLeapYear(</text:span><text:span text:style-name="T11">int</text:span><text:span text:style-name="T12"> </text:span><text:span text:style-name="T13">year</text:span><text:span text:style-name="T12">) </text:span></text:p>
      <text:p text:style-name="P6">This method is also used at case #3</text:p>
      <text:p text:style-name="P5"/>
      <text:p text:style-name="P5">3.- Dates have different years</text:p>
      <text:p text:style-name="P5">3.1- Calculate the days that from year1/month1/day1 to <text:span text:style-name="T14">the end of that year</text:span></text:p>
      <text:p text:style-name="P6">3.2- Calculate the total days form the full years between year2 and year 1 (if any, that is if year2&gt;year1+1 )</text:p>
      <text:p text:style-name="P6">3.3 Calculate the total days that have passed from January 1 of year2 until month2/day2/year2</text:p>
      <text:p text:style-name="P6">3.4 Return the sum of those calculations</text:p>
      <text:p text:style-name="P6"/>
      <text:p text:style-name="P6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Monospace" svg:font-family="Monospace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3:54:47.142594431</meta:creation-date>
    <dc:date>2016-09-02T00:31:55.866149335</dc:date>
    <meta:editing-duration>PT1M57S</meta:editing-duration>
    <meta:editing-cycles>1</meta:editing-cycles>
    <meta:generator>LibreOffice/5.1.5.2$Linux_X86_64 LibreOffice_project/10$Build-2</meta:generator>
    <meta:document-statistic meta:table-count="0" meta:image-count="0" meta:object-count="0" meta:page-count="5" meta:paragraph-count="51" meta:word-count="499" meta:character-count="2571" meta:non-whitespace-character-count="2140"/>
  </office:meta>
</office:document-meta>
</file>